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ent Registration</text:p>
      <text:p text:style-name="Standard"/>
      <text:p text:style-name="Standard"><text:tab/>Admin</text:p>
      <text:p text:style-name="Standard"><text:tab/><text:tab/>Login</text:p>
      <text:p text:style-name="Standard"><text:tab/><text:tab/>Change Password</text:p>
      <text:p text:style-name="Standard"/>
      <text:p text:style-name="Standard"><text:tab/><text:tab/><text:span text:style-name="T1">Events</text:span></text:p>
      <text:p text:style-name="Standard"><text:tab/><text:tab/>Create Event</text:p>
      <text:p text:style-name="Standard"><text:tab/><text:tab/>List Event</text:p>
      <text:p text:style-name="Standard"/>
      <text:p text:style-name="Standard"/>
      <text:p text:style-name="Standard"><text:tab/>Admin User</text:p>
      <text:p text:style-name="Standard"><text:tab/><text:tab/>List of Attendees</text:p>
      <text:p text:style-name="Standard"><text:tab/><text:tab/>Approve Attendance</text:p>
      <text:p text:style-name="Standard"><text:tab/></text:p>
      <text:p text:style-name="Standard"><text:tab/>Members</text:p>
      <text:p text:style-name="Standard"><text:tab/><text:tab/>Register</text:p>
      <text:p text:style-name="Standard"><text:tab/><text:tab/><text:tab/>Name, Organisation, OrganisationAddress, Designation, Gender, email, mob, address</text:p>
      <text:p text:style-name="Standard"><text:tab/><text:tab/>Edit Profile</text:p>
      <text:p text:style-name="Standard"><text:tab/><text:tab/>Attendance Certificate</text:p>
      <text:p text:style-name="Standard"/>
      <text:p text:style-name="Standard"><text:tab/>Organisations</text:p>
      <text:p text:style-name="Standard"><text:tab/><text:tab/>Name, Address, TypeOfOrganisation, event_id</text:p>
      <text:p text:style-name="Standard"/>
      <text:p text:style-name="Standard"/>
      <text:p text:style-name="Standard"/>
      <text:p text:style-name="Standard"/>
      <text:p text:style-name="Standard">EO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it init </text:p>
      <text:p text:style-name="Standard">git clone [URL]</text:p>
      <text:p text:style-name="Standard">cd [GitFolder]</text:p>
      <text:p text:style-name="Standard">git add .</text:p>
      <text:p text:style-name="Standard">git push origin master</text:p>
      <text:p text:style-name="Standard"/>
      <text:p text:style-name="Standard"/>
      <text:p text:style-name="Standard">rvm list known <text:tab/># list all rubies</text:p>
      <text:p text:style-name="Standard">rvm list<text:tab/><text:tab/># list installed rubies</text:p>
      <text:p text:style-name="Standard">rvm install 1.9.3<text:tab/># to install ruby version 1.9.3 version</text:p>
      <text:p text:style-name="Standard"/>
      <text:p text:style-name="Standard"/>
      <text:p text:style-name="Standard">rvm gemset create events</text:p>
      <text:p text:style-name="Standard">ruby -v</text:p>
      <text:p text:style-name="Standard">rails -v</text:p>
      <text:p text:style-name="Standard">rvm 1.9.3-head@events</text:p>
      <text:p text:style-name="Standard"><text:soft-page-break/>gem install rails -v 4.0.3</text:p>
      <text:p text:style-name="Standard">rails -v</text:p>
      <text:p text:style-name="Standard">ruby -v</text:p>
      <text:p text:style-name="Standard">rvm 1.9.3-head@events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udent </meta:initial-creator>
    <meta:creation-date>2014-03-03T10:53:23</meta:creation-date>
    <dc:date>2014-03-05T00:07:37</dc:date>
    <dc:creator>student </dc:creator>
    <meta:editing-duration>PT00H26M03S</meta:editing-duration>
    <meta:editing-cycles>7</meta:editing-cycles>
    <meta:generator>OpenOffice.org/3.2$Linux OpenOffice.org_project/320m12$Build-9483</meta:generator>
    <meta:document-statistic meta:table-count="0" meta:image-count="0" meta:object-count="0" meta:page-count="2" meta:paragraph-count="35" meta:word-count="96" meta:character-count="657"/>
  </office:meta>
</office:document-meta>
</file>